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5e11" officeooo:paragraph-rsid="000e5e11"/>
    </style:style>
    <style:style style:name="P2" style:family="paragraph" style:parent-style-name="Standard">
      <style:paragraph-properties fo:text-align="justify" style:justify-single-word="false"/>
      <style:text-properties officeooo:rsid="000e5e11" officeooo:paragraph-rsid="000e5e11"/>
    </style:style>
    <style:style style:name="P3" style:family="paragraph" style:parent-style-name="Standard">
      <style:paragraph-properties fo:text-align="center" style:justify-single-word="false"/>
      <style:text-properties officeooo:rsid="000e5e11" officeooo:paragraph-rsid="000e5e11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5e11" officeooo:paragraph-rsid="000e5e11" style:font-weight-asian="bold" style:font-weight-complex="bold"/>
    </style:style>
    <style:style style:name="T1" style:family="text">
      <style:text-properties officeooo:rsid="001057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sentación de alternativas de solución para <text:span text:style-name="T1">el sistema de quirófano del HU</text:span></text:p>
      <text:p text:style-name="P1"/>
      <text:p text:style-name="P4">Resumen</text:p>
      <text:p text:style-name="P2"/>
      <text:p text:style-name="P2">El presente trabajo tiene como objetivo evaluar las necesidades <text:s/>del sistema que se requiere para mejor la programación de las diferentes <text:span text:style-name="T1">cirugías</text:span> en sus diferentes salas, buscar <text:span text:style-name="T1">eficazmente la</text:span> programación <text:span text:style-name="T1">de la misma</text:span> y poder editarlas <text:span text:style-name="T1">según</text:span> las diferentes necesidades que se tengan. </text:p>
      <text:p text:style-name="P2"/>
      <text:p text:style-name="P2">El sistema que se va elaborar consta de una aplicación usando diferentes lenguajes de programación, con la finalidad de mejorar el servicio de la programación de <text:span text:style-name="T1">cirugías</text:span> en las diferentes salas <text:s/>y evitar la perdida de tiempo. </text:p>
      <text:p text:style-name="P2"/>
      <text:p text:style-name="P2">Esta aplicación web <text:span text:style-name="T1">podrá</text:span> programar las diferentes <text:span text:style-name="T1">cirugías</text:span> en sus respectivas salas con el dato del paciente y del <text:span text:style-name="T1">médico</text:span>, <text:span text:style-name="T1">además</text:span> de poder diferir cada una de estas <text:span text:style-name="T1">cirugías</text:span> con su respectiva <text:span text:style-name="T1">justificación</text:span> <text:span text:style-name="T1">además</text:span> de tener desglosado los pasos desde la preparación del <text:span text:style-name="T1">paciente</text:span>, los datos al momento cuando se este realizando la <text:span text:style-name="T1">cirugía</text:span> y datos ya finalizada esta.</text:p>
      <text:p text:style-name="P2"/>
      <text:p text:style-name="P2">El objetivo <text:s/>para realizar esta aplicación es poder tener un mejor control del tiempo y evitar las perdidas de tiempo en cada una de las diferentes fases de la <text:span text:style-name="T1">cirugía</text:span>, <text:span text:style-name="T1">además</text:span> de tener una buena <text:span text:style-name="T1">optimización</text:span> del tiempo en programar la <text:span text:style-name="T1">cirugía</text:span>, diferirla entre otras.</text:p>
      <text:p text:style-name="P2"/>
      <text:p text:style-name="P2">Esta aplicación <text:span text:style-name="T1">servirá</text:span> para el persona administrativo y <text:span text:style-name="T1">médicos</text:span> que se encargan de gestionar las diferentes salas de las <text:span text:style-name="T1">cirugías</text:span> , el tiempo que se tarda en cada una de las fases, <text:span text:style-name="T1">además</text:span> de evitar el traslape tanto en las horas y las salas de las <text:span text:style-name="T1">cirugí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 </meta:initial-creator>
    <meta:creation-date>2013-07-22T11:22:07</meta:creation-date>
    <dc:date>2013-07-31T09:06:11</dc:date>
    <dc:creator>Biomedica </dc:creator>
    <meta:editing-duration>P0D</meta:editing-duration>
    <meta:editing-cycles>1</meta:editing-cycles>
    <meta:generator>LibreOffice/3.6$Linux_x86 LibreOffice_project/360m1$Build-2</meta:generator>
    <meta:document-statistic meta:table-count="0" meta:image-count="0" meta:object-count="0" meta:page-count="1" meta:paragraph-count="7" meta:word-count="244" meta:character-count="1483" meta:non-whitespace-character-count="1241"/>
  </office:meta>
</office:document-meta>
</file>